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" style:family="table-cell" style:parent-style-name="Default" style:data-style-name="N2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table:formula="of:=AVERAGE([.C29:.C30])" office:value-type="float" office:value="6.225" calcext:value-type="float">
            <text:p>6.225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.84" calcext:value-type="float">
            <text:p>14.84</text:p>
          </table:table-cell>
          <table:table-cell table:number-columns-repeated="2"/>
          <table:table-cell table:formula="of:=AVERAGE([.C31:.C32])" office:value-type="float" office:value="14.8" calcext:value-type="float">
            <text:p>14.8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5.37" calcext:value-type="float">
            <text:p>35.37</text:p>
          </table:table-cell>
          <table:table-cell table:number-columns-repeated="2"/>
          <table:table-cell table:formula="of:=AVERAGE([.C33:.C34])" office:value-type="float" office:value="35.165" calcext:value-type="float">
            <text:p>35.165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2"/>
          <table:table-cell table:formula="of:=AVERAGE([.C35:.C36])" office:value-type="float" office:value="78.29" calcext:value-type="float">
            <text:p>78.29</text:p>
          </table:table-cell>
        </table:table-row>
        <table:table-row table:style-name="ro1">
          <table:table-cell table:number-columns-repeated="2"/>
          <table:table-cell office:value-type="float" office:value="76.91" calcext:value-type="float">
            <text:p>76.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77" calcext:value-type="float">
            <text:p>181.77</text:p>
          </table:table-cell>
          <table:table-cell table:number-columns-repeated="2"/>
          <table:table-cell table:formula="of:=AVERAGE([.C37:.C38])" office:value-type="float" office:value="181.82" calcext:value-type="float">
            <text:p>181.82</text:p>
          </table:table-cell>
        </table:table-row>
        <table:table-row table:style-name="ro1">
          <table:table-cell table:number-columns-repeated="2"/>
          <table:table-cell office:value-type="float" office:value="181.87" calcext:value-type="float">
            <text:p>181.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1.01" calcext:value-type="float">
            <text:p>451.01</text:p>
          </table:table-cell>
          <table:table-cell table:number-columns-repeated="2"/>
          <table:table-cell table:formula="of:=AVERAGE([.C39:.C40])" office:value-type="float" office:value="444.17" calcext:value-type="float">
            <text:p>444.17</text:p>
          </table:table-cell>
        </table:table-row>
        <table:table-row table:style-name="ro1">
          <table:table-cell table:number-columns-repeated="2"/>
          <table:table-cell office:value-type="float" office:value="437.33" calcext:value-type="float">
            <text:p>437.3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anity che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number-columns-repeated="2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style-name="ce4" office:value-type="float" office:value="9.322" calcext:value-type="float">
            <text:p>9.32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style-name="ce4" office:value-type="string" calcext:value-type="string">
            <text:p>JVM terminates</text:p>
          </table:table-cell>
          <table:table-cell table:style-name="ce4" office:value-type="float" office:value="1.69" calcext:value-type="float">
            <text:p>1.69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61.871" calcext:value-type="float">
            <text:p>61.87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40.115" calcext:value-type="float">
            <text:p>140.115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302.96" calcext:value-type="float">
            <text:p>302.96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580.982" calcext:value-type="float">
            <text:p>580.982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JRE Error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9.322" calcext:value-type="float">
            <text:p>9.32</text:p>
          </table:table-cell>
          <table:table-cell table:style-name="ce4" table:number-columns-repeated="2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4" table:formula="of:=[.C21]/[.C20]" office:value-type="float" office:value="1.65094339622642" calcext:value-type="float">
            <text:p>1.65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4" office:value-type="float" office:value="1.69" calcext:value-type="float">
            <text:p>1.69</text:p>
          </table:table-cell>
          <table:table-cell table:style-name="ce4" table:formula="of:=[.C22]/[.C21]" office:value-type="float" office:value="1.93142857142857" calcext:value-type="float">
            <text:p>1.93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4" table:formula="of:=[.C23]/[.C22]" office:value-type="float" office:value="1.80177514792899" calcext:value-type="float">
            <text:p>1.80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4" table:formula="of:=[.C24]/[.C23]" office:value-type="float" office:value="2.04433497536946" calcext:value-type="float">
            <text:p>2.0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4" table:formula="of:=[.C25]/[.C24]" office:value-type="float" office:value="2.37751004016064" calcext:value-type="float">
            <text:p>2.38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4" table:formula="of:=[.C26]/[.C25]" office:value-type="float" office:value="2.37601351351351" calcext:value-type="float">
            <text:p>2.38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4" table:formula="of:=[.C27]/[.C26]" office:value-type="float" office:value="2.22636143893075" calcext:value-type="float">
            <text:p>2.23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4" table:formula="of:=[.C28]/[.C27]" office:value-type="float" office:value="2.32239110997573" calcext:value-type="float">
            <text:p>2.32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4" table:formula="of:=[.C29]/[.C28]" office:value-type="float" office:value="2.44291057089429" calcext:value-type="float">
            <text:p>2.4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00／00／00</text:date>, <text:time style:data-style-name="N2" text:time-value="15:48:22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5:55:38.305000000</dc:date>
    <meta:editing-duration>PT3H44M45S</meta:editing-duration>
    <meta:editing-cycles>54</meta:editing-cycles>
    <meta:generator>LibreOffice/4.2.5.2$Windows_x86 LibreOffice_project/61cb170a04bb1f12e77c884eab9192be736ec5f5</meta:generator>
    <meta:document-statistic meta:table-count="2" meta:cell-count="191" meta:object-count="0"/>
  </office:meta>
</office:document-meta>
</file>